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/>
    </style:style>
    <style:style style:name="P2" style:family="paragraph" style:parent-style-name="Text_20_body" style:list-style-name="L2">
      <style:paragraph-properties fo:margin-top="0cm" fo:margin-bottom="0cm" loext:contextual-spacing="false"/>
    </style:style>
    <style:style style:name="P3" style:family="paragraph" style:parent-style-name="Text_20_body" style:list-style-name="L3">
      <style:paragraph-properties fo:margin-top="0cm" fo:margin-bottom="0cm" loext:contextual-spacing="false"/>
    </style:style>
    <style:style style:name="P4" style:family="paragraph" style:parent-style-name="Text_20_body" style:list-style-name="L4">
      <style:paragraph-properties fo:margin-top="0cm" fo:margin-bottom="0cm" loext:contextual-spacing="false"/>
    </style:style>
    <style:style style:name="P5" style:family="paragraph" style:parent-style-name="Text_20_body" style:list-style-name="L5">
      <style:paragraph-properties fo:margin-top="0cm" fo:margin-bottom="0cm" loext:contextual-spacing="false"/>
    </style:style>
    <style:style style:name="P6" style:family="paragraph" style:parent-style-name="Text_20_body" style:list-style-name="L6">
      <style:paragraph-properties fo:margin-top="0cm" fo:margin-bottom="0cm" loext:contextual-spacing="false"/>
    </style:style>
    <style:style style:name="P7" style:family="paragraph" style:parent-style-name="Text_20_body" style:list-style-name="L7">
      <style:paragraph-properties fo:margin-top="0cm" fo:margin-bottom="0cm" loext:contextual-spacing="false"/>
    </style:style>
    <style:style style:name="P8" style:family="paragraph" style:parent-style-name="Text_20_body" style:list-style-name="L8">
      <style:paragraph-properties fo:margin-top="0cm" fo:margin-bottom="0cm" loext:contextual-spacing="false"/>
    </style:style>
    <style:style style:name="P9" style:family="paragraph" style:parent-style-name="Text_20_body" style:list-style-name="L9">
      <style:paragraph-properties fo:margin-top="0cm" fo:margin-bottom="0cm" loext:contextual-spacing="false"/>
    </style:style>
    <style:style style:name="P10" style:family="paragraph" style:parent-style-name="Text_20_body" style:list-style-name="L10">
      <style:paragraph-properties fo:margin-top="0cm" fo:margin-bottom="0cm" loext:contextual-spacing="false"/>
    </style:style>
    <style:style style:name="P11" style:family="paragraph" style:parent-style-name="Text_20_body" style:list-style-name="L11">
      <style:paragraph-properties fo:margin-top="0cm" fo:margin-bottom="0cm" loext:contextual-spacing="false"/>
    </style:style>
    <style:style style:name="P12" style:family="paragraph" style:parent-style-name="Text_20_body" style:list-style-name="L12">
      <style:paragraph-properties fo:margin-top="0cm" fo:margin-bottom="0cm" loext:contextual-spacing="false"/>
    </style:style>
    <style:style style:name="P13" style:family="paragraph" style:parent-style-name="Text_20_body" style:list-style-name="L13">
      <style:paragraph-properties fo:margin-top="0cm" fo:margin-bottom="0cm" loext:contextual-spacing="false"/>
    </style:style>
    <style:style style:name="P14" style:family="paragraph" style:parent-style-name="Text_20_body" style:list-style-name="L14">
      <style:paragraph-properties fo:margin-top="0cm" fo:margin-bottom="0cm" loext:contextual-spacing="false"/>
    </style:style>
    <style:style style:name="P15" style:family="paragraph" style:parent-style-name="Text_20_body" style:list-style-name="L15">
      <style:paragraph-properties fo:margin-top="0cm" fo:margin-bottom="0cm" loext:contextual-spacing="false"/>
    </style:style>
    <style:style style:name="P16" style:family="paragraph" style:parent-style-name="Text_20_body" style:list-style-name="L16">
      <style:paragraph-properties fo:margin-top="0cm" fo:margin-bottom="0cm" loext:contextual-spacing="false"/>
    </style:style>
    <style:style style:name="P17" style:family="paragraph" style:parent-style-name="Text_20_body" style:list-style-name="L17">
      <style:paragraph-properties fo:margin-top="0cm" fo:margin-bottom="0cm" loext:contextual-spacing="false"/>
    </style:style>
    <style:style style:name="P18" style:family="paragraph" style:parent-style-name="Text_20_body" style:list-style-name="L18">
      <style:paragraph-properties fo:margin-top="0cm" fo:margin-bottom="0cm" loext:contextual-spacing="false"/>
    </style:style>
    <style:style style:name="P19" style:family="paragraph" style:parent-style-name="Text_20_body" style:list-style-name="L19">
      <style:paragraph-properties fo:margin-top="0cm" fo:margin-bottom="0cm" loext:contextual-spacing="false"/>
    </style:style>
    <style:style style:name="P20" style:family="paragraph" style:parent-style-name="Text_20_body" style:list-style-name="L20">
      <style:paragraph-properties fo:margin-top="0cm" fo:margin-bottom="0cm" loext:contextual-spacing="false"/>
    </style:style>
    <style:style style:name="P21" style:family="paragraph" style:parent-style-name="Text_20_body" style:list-style-name="L21">
      <style:paragraph-properties fo:margin-top="0cm" fo:margin-bottom="0cm" loext:contextual-spacing="false"/>
    </style:style>
    <style:style style:name="P22" style:family="paragraph" style:parent-style-name="Text_20_body" style:list-style-name="L22">
      <style:paragraph-properties fo:margin-top="0cm" fo:margin-bottom="0cm" loext:contextual-spacing="false"/>
    </style:style>
    <style:style style:name="P23" style:family="paragraph" style:parent-style-name="Text_20_body" style:list-style-name="L23">
      <style:paragraph-properties fo:margin-top="0cm" fo:margin-bottom="0cm" loext:contextual-spacing="false"/>
    </style:style>
    <style:style style:name="P24" style:family="paragraph" style:parent-style-name="Text_20_body" style:list-style-name="L24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2802945" text:style-name="L1">
        <text:list-item>
          <text:p text:style-name="P1">Running 'app hardening' </text:p>
        </text:list-item>
      </text:list>
      <text:list xml:id="list3796842982" text:style-name="L2">
        <text:list-item>
          <text:p text:style-name="P2">1.open on / OK</text:p>
        </text:list-item>
      </text:list>
      <text:list xml:id="list3450155204" text:style-name="L3">
        <text:list-item>
          <text:p text:style-name="P3">2.setWindowSize on 1786x915 OK</text:p>
        </text:list-item>
      </text:list>
      <text:list xml:id="list897902259" text:style-name="L4">
        <text:list-item>
          <text:p text:style-name="P4">3.mouseOver on css=.navButton\2014 2wuRA:nth-child(1) OK</text:p>
        </text:list-item>
      </text:list>
      <text:list xml:id="list1183694109" text:style-name="L5">
        <text:list-item>
          <text:p text:style-name="P5">4.click on linkText=User Application Hardening OK</text:p>
        </text:list-item>
      </text:list>
      <text:list xml:id="list1311804339" text:style-name="L6">
        <text:list-item>
          <text:p text:style-name="P6">5.Trying to find name=trueselect... OK</text:p>
        </text:list-item>
      </text:list>
      <text:list xml:id="list2908433178" text:style-name="L7">
        <text:list-item>
          <text:p text:style-name="P7">Warning Element found with secondary locator xpath=//button. To use it by default, update the test step to use it as the primary locator. </text:p>
        </text:list-item>
      </text:list>
      <text:list xml:id="list2486756259" text:style-name="L8">
        <text:list-item>
          <text:p text:style-name="P8">6.click on css=.swiper-slide-active .next:nth-child(1) OK</text:p>
        </text:list-item>
      </text:list>
      <text:list xml:id="list2279445627" text:style-name="L9">
        <text:list-item>
          <text:p text:style-name="P9">7.click on css=.swiper-slide-active .next:nth-child(1) OK</text:p>
        </text:list-item>
      </text:list>
      <text:list xml:id="list519530268" text:style-name="L10">
        <text:list-item>
          <text:p text:style-name="P10">8.click on css=.swiper-slide-active .next:nth-child(2) OK</text:p>
        </text:list-item>
      </text:list>
      <text:list xml:id="list3522000275" text:style-name="L11">
        <text:list-item>
          <text:p text:style-name="P11">9.click on css=.swiper-slide-active .next:nth-child(2) OK</text:p>
        </text:list-item>
      </text:list>
      <text:list xml:id="list1113775696" text:style-name="L12">
        <text:list-item>
          <text:p text:style-name="P12">10.click on css=.swiper-slide-active .next:nth-child(2) OK</text:p>
        </text:list-item>
      </text:list>
      <text:list xml:id="list2190051613" text:style-name="L13">
        <text:list-item>
          <text:p text:style-name="P13">11.click on css=.backButtonShow\2014 13k1a OK</text:p>
        </text:list-item>
      </text:list>
      <text:list xml:id="list969295828" text:style-name="L14">
        <text:list-item>
          <text:p text:style-name="P14">12.click on css=.swiper-slide-active .next:nth-child(1) OK</text:p>
        </text:list-item>
      </text:list>
      <text:list xml:id="list1189262536" text:style-name="L15">
        <text:list-item>
          <text:p text:style-name="P15">13.click on css=.swiper-slide-active .next:nth-child(1) OK</text:p>
        </text:list-item>
      </text:list>
      <text:list xml:id="list2791094284" text:style-name="L16">
        <text:list-item>
          <text:p text:style-name="P16">14.click on css=.swiper-slide-active .next:nth-child(1) OK</text:p>
        </text:list-item>
      </text:list>
      <text:list xml:id="list1481524964" text:style-name="L17">
        <text:list-item>
          <text:p text:style-name="P17">15.click on css=.swiper-slide-active .next:nth-child(1) OK</text:p>
        </text:list-item>
      </text:list>
      <text:list xml:id="list3994939240" text:style-name="L18">
        <text:list-item>
          <text:p text:style-name="P18">16.click on css=.swiper-slide-active .next:nth-child(1) OK</text:p>
        </text:list-item>
      </text:list>
      <text:list xml:id="list2384186352" text:style-name="L19">
        <text:list-item>
          <text:p text:style-name="P19">17.click on css=.swiper-slide-active .next:nth-child(1) OK</text:p>
        </text:list-item>
      </text:list>
      <text:list xml:id="list221735693" text:style-name="L20">
        <text:list-item>
          <text:p text:style-name="P20">18.click on css=.swiper-slide-active .next:nth-child(1) OK</text:p>
        </text:list-item>
      </text:list>
      <text:list xml:id="list260546627" text:style-name="L21">
        <text:list-item>
          <text:p text:style-name="P21">19.click on css=.swiper-slide-active .next:nth-child(1) OK</text:p>
        </text:list-item>
      </text:list>
      <text:list xml:id="list3884981679" text:style-name="L22">
        <text:list-item>
          <text:p text:style-name="P22">20.click on css=.swiper-slide-active .next:nth-child(1) OK</text:p>
        </text:list-item>
      </text:list>
      <text:list xml:id="list1362096594" text:style-name="L23">
        <text:list-item>
          <text:p text:style-name="P23">21.click on css=.appName\2014 27Q7g OK</text:p>
        </text:list-item>
      </text:list>
      <text:list xml:id="list2680208287" text:style-name="L24">
        <text:list-item>
          <text:p text:style-name="P24">'app hardening' completed successfully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05:17:40.321500061</meta:creation-date>
    <dc:date>2021-05-12T05:19:40.673261622</dc:date>
    <meta:editing-duration>PT2M15S</meta:editing-duration>
    <meta:editing-cycles>1</meta:editing-cycles>
    <meta:document-statistic meta:table-count="0" meta:image-count="0" meta:object-count="0" meta:page-count="1" meta:paragraph-count="24" meta:word-count="158" meta:character-count="1302" meta:non-whitespace-character-count="1190"/>
    <meta:generator>LibreOffice/6.0.7.3$Linux_X86_64 LibreOffice_project/00m0$Build-3</meta:generator>
  </office:meta>
</office:document-meta>
</file>